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909cm" fo:break-before="auto" style:use-optimal-row-height="tru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102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COMANDOS GIT</text:p>
          </table:table-cell>
          <table:covered-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git status</text:p>
          </table:table-cell>
          <table:table-cell table:style-name="ce5" office:value-type="string" calcext:value-type="string">
            <text:p>Pra ver se o repositório está versionado, pra ver o status de um arquivo. Faz SEMPR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init</text:p>
          </table:table-cell>
          <table:table-cell table:style-name="ce5" office:value-type="string" calcext:value-type="string">
            <text:p>Pra inicializar um repositóri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it branch nova_branch</text:p>
          </table:table-cell>
          <table:table-cell table:style-name="ce5" office:value-type="string" calcext:value-type="string">
            <text:p>Pra criar uma nova branch. CRIAR BRANCH PRA CADA AÇÃO ESPECÍFICA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it add</text:p>
          </table:table-cell>
          <table:table-cell table:style-name="ce5" office:value-type="string" calcext:value-type="string">
            <text:p>Pra adicionar um arquivo na área de stage. Pode ser . No final, pra pegar tudo, ou colocar um arquivo específico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git commit -m “Msg”</text:p>
          </table:table-cell>
          <table:table-cell table:style-name="ce5" office:value-type="string" calcext:value-type="string">
            <text:p>Pra mandar o arquivo pro repositório local. Pode fazer o add junto colocando -am, mas só funciona a partir da segunda vez que tá adicionando o arquivo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branch</text:p>
          </table:table-cell>
          <table:table-cell table:style-name="ce5" office:value-type="string" calcext:value-type="string">
            <text:p>Pra saber onde você tá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checkout nome_da_branch</text:p>
          </table:table-cell>
          <table:table-cell table:style-name="ce5" office:value-type="string" calcext:value-type="string">
            <text:p>Muda de branch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git checkout -b nome_da_nova</text:p>
          </table:table-cell>
          <table:table-cell table:style-name="ce5" office:value-type="string" calcext:value-type="string">
            <text:p>Cria uma nova branch e já sai da outra pra nova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branch –D nome_branch</text:p>
          </table:table-cell>
          <table:table-cell table:style-name="ce5" office:value-type="string" calcext:value-type="string">
            <text:p>Deleta a branch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git push -u origin nome_branch</text:p>
          </table:table-cell>
          <table:table-cell table:style-name="ce5" office:value-type="string" calcext:value-type="string">
            <text:p>Pra fazer o push na primeira vez, pra criar o link de ligação da branch entre o local e o remoto. Depois é só colocar <text:span text:style-name="T1">git push. </text:span><text:span text:style-name="T2">Pra enviar do local pro remoto</text:span>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git pull</text:p>
          </table:table-cell>
          <table:table-cell table:style-name="ce5" office:value-type="string" calcext:value-type="string">
            <text:p>Pra pegar do remoto pro local. Verifica se tem alteração e ainda merge as branches. <text:span text:style-name="T1">Git fetch + git merge. </text:span><text:span text:style-name="T2">Pra mergir a main com a outra branch, só faz quando tem certeza.</text:span>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git fetch</text:p>
          </table:table-cell>
          <table:table-cell table:style-name="ce5" office:value-type="string" calcext:value-type="string">
            <text:p>Verifica se tem alguma mudança no remoto e puxa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.gitignore</text:p>
          </table:table-cell>
          <table:table-cell table:style-name="ce5" office:value-type="string" calcext:value-type="string">
            <text:p>Pra ignorar arquivos na hora de commitar. Pra criar usa o touch normal e pra editar o cat. Tem que add e commitar o .gitignor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remote add origin chave_SSH</text:p>
          </table:table-cell>
          <table:table-cell table:style-name="ce5" office:value-type="string" calcext:value-type="string">
            <text:p>Pra adicionar a chave SS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remote – v</text:p>
          </table:table-cell>
          <table:table-cell table:style-name="ce5" office:value-type="string" calcext:value-type="string">
            <text:p>Verifica se o caminho tá certo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git remote rename nome_antigo nome_novo</text:p>
          </table:table-cell>
          <table:table-cell table:style-name="ce5" office:value-type="string" calcext:value-type="string">
            <text:p>Pra renomear o nome da origin, caso aconteça o que aconteceu de muda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clone URL_repo</text:p>
          </table:table-cell>
          <table:table-cell table:style-name="ce5" office:value-type="string" calcext:value-type="string">
            <text:p>Pra clonar uma pasta do GitHub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log</text:p>
          </table:table-cell>
          <table:table-cell table:style-name="ce5" office:value-type="string" calcext:value-type="string">
            <text:p>Mostra o histórico da branc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it rm arquivo.txt</text:p>
          </table:table-cell>
          <table:table-cell table:style-name="ce5" office:value-type="string" calcext:value-type="string">
            <text:p>Apaga um arquivo da branch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git log –diff-filter=D –summary</text:p>
          </table:table-cell>
          <table:table-cell table:style-name="ce5" office:value-type="string" calcext:value-type="string">
            <text:p>Vai trazer o commit em que o arquivo foi deletado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git checkout código~1 arquivo.txt</text:p>
          </table:table-cell>
          <table:table-cell table:style-name="ce5" office:value-type="string" calcext:value-type="string">
            <text:p>Pra restaurar o arquivo apagado. O código são os 4 primeiros caracteres do nome no log (código grande). O 1 faz validar o arquivo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git reset HEAD arquivo.txt</text:p>
          </table:table-cell>
          <table:table-cell table:style-name="ce5" office:value-type="string" calcext:value-type="string">
            <text:p>Pra tirar do stage, quando você add errado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08:36:48.741805191</meta:creation-date>
    <meta:print-date>2021-05-11T09:14:41.555036383</meta:print-date>
    <dc:date>2021-05-11T21:02:27.959018579</dc:date>
    <meta:editing-duration>PT11H45M16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